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1a290"/>
    </style:style>
    <style:style style:name="P2" style:family="paragraph" style:parent-style-name="Standard">
      <style:text-properties style:font-name="Times New Roman" officeooo:rsid="001562ee" officeooo:paragraph-rsid="001562ee"/>
    </style:style>
    <style:style style:name="P3" style:family="paragraph" style:parent-style-name="Standard">
      <style:text-properties officeooo:paragraph-rsid="0011a290"/>
    </style:style>
    <style:style style:name="P4" style:family="paragraph" style:parent-style-name="Standard" style:master-page-name="Standard">
      <style:paragraph-properties style:page-number="auto"/>
      <style:text-properties fo:font-style="italic" fo:font-weight="bold" officeooo:paragraph-rsid="0011a290" style:font-style-asian="italic" style:font-weight-asian="bold"/>
    </style:style>
    <style:style style:name="P5" style:family="paragraph" style:parent-style-name="Standard">
      <style:text-properties style:font-name="Times New Roman" officeooo:rsid="0011a290" officeooo:paragraph-rsid="0011a290"/>
    </style:style>
    <style:style style:name="P6" style:family="paragraph" style:parent-style-name="Standard">
      <style:text-properties style:font-name="Times New Roman" officeooo:rsid="0011a290" officeooo:paragraph-rsid="00158414"/>
    </style:style>
    <style:style style:name="P7" style:family="paragraph" style:parent-style-name="Standard">
      <style:text-properties style:font-name="Times New Roman" officeooo:rsid="0012a996" officeooo:paragraph-rsid="0012a996"/>
    </style:style>
    <style:style style:name="P8" style:family="paragraph" style:parent-style-name="Standard">
      <style:text-properties officeooo:paragraph-rsid="0011a290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1a290"/>
    </style:style>
    <style:style style:name="T4" style:family="text">
      <style:text-properties style:font-name="Times New Roman" officeooo:rsid="0013430a"/>
    </style:style>
    <style:style style:name="T5" style:family="text">
      <style:text-properties style:font-name="Times New Roman" officeooo:rsid="00158414"/>
    </style:style>
    <style:style style:name="T6" style:family="text">
      <style:text-properties officeooo:rsid="0011a290"/>
    </style:style>
    <style:style style:name="T7" style:family="text">
      <style:text-properties officeooo:rsid="0012a996"/>
    </style:style>
    <style:style style:name="T8" style:family="text">
      <style:text-properties officeooo:rsid="00158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iefing form</text:p>
      <text:p text:style-name="P3"/>
      <text:p text:style-name="P3"><text:span text:style-name="T1">Experiment:</text:span> <text:span text:style-name="T6">Depth Perception with a Multi-focal Stereo Display</text:span></text:p>
      <text:p text:style-name="P3"><text:span text:style-name="T1">Date</text:span>: <text:span text:style-name="T6">31 May 2016</text:span></text:p>
      <text:p text:style-name="P3"/>
      <text:p text:style-name="P3"/>
      <text:p text:style-name="P3">Thank you for <text:span text:style-name="T2">taking part </text:span>in the experiment. The experiment will take approximately <text:span text:style-name="T6">20</text:span><text:span text:style-name="T2"> minutes </text:span><text:span text:style-name="T3">and will </text:span><text:span text:style-name="T4">b</text:span><text:span text:style-name="T3">e comprised of </text:span><text:span text:style-name="T5">one</text:span><text:span text:style-name="T3"> </text:span><text:span text:style-name="T5">20-25 minutes section</text:span><text:span text:style-name="T2">. </text:span>Please read the following instruction carefully before starting the experiment.</text:p>
      <text:p text:style-name="P1"/>
      <text:p text:style-name="P3"><text:span text:style-name="T6">The purpose of this experiment is to compare the effect on percieved depth when given extra depth cues</text:span>. <text:span text:style-name="T6">The results of this will help in the design of future displays.</text:span> </text:p>
      <text:p text:style-name="P5"/>
      <text:p text:style-name="P6"><text:span text:style-name="T8">Y</text:span>ou will be shown <text:span text:style-name="T8">two</text:span> objects at differ<text:span text:style-name="T7">ent</text:span> depths. The size, shape and lighting on these objects is no idication of the depth of the object. You will have to select which of the objects is nearest using <text:span text:style-name="T8">the '&lt;' and '&gt;'</text:span> <text:span text:style-name="T8">keys </text:span>to select <text:span text:style-name="T8">the left or right object</text:span>. <text:span text:style-name="T8">After each selection you will be shown a calibration screen to ensure the screens remain calibrated correctly for your eyes, press '/' when this is correct to move onto the next comparison. This will be performed for 400 times. </text:span></text:p>
      <text:p text:style-name="P7"/>
      <text:p text:style-name="P2">In this experiment <text:span text:style-name="T8">you are</text:span> asked to avoid making any decision which based on misalignment of the <text:span text:style-name="T8">screens</text:span> <text:span text:style-name="T8">and are encouraged to take a break between comparisons if you feel any discomfort.</text:span></text:p>
      <text:p text:style-name="P3"/>
      <text:p text:style-name="P3">[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6:30:08.747349372</meta:creation-date>
    <dc:date>2016-06-05T16:31:20.646618210</dc:date>
    <meta:editing-duration>PT8M1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00" meta:character-count="1166" meta:non-whitespace-character-count="972"/>
  </office:meta>
</office:document-meta>
</file>